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fo:padding="0.049cm" fo:border="0.018cm solid #000000" style:shadow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uropean Southern Observatory wavelet algorithm</text:h>
      <text:h text:style-name="Heading_20_2" text:outline-level="2">Wavelet transform</text:h>
      <text:p text:style-name="Standard">The E.S.O. Wavelet algorithm uses substractions of the image convolved by Gaussians with radii of increasing powers of two :</text:p>
      <text:p text:style-name="Standard"><draw:frame draw:style-name="fr1" draw:name="Objet1" text:anchor-type="as-char" svg:width="3.734cm" svg:height="0.531cm" draw:z-index="0"><draw:object xlink:href="./Object 1" xlink:type="simple" xlink:show="embed" xlink:actuate="onLoad"/><draw:image xlink:href="./ObjectReplacements/Object 1" xlink:type="simple" xlink:show="embed" xlink:actuate="onLoad"/></draw:frame>where * denotes the convolution operator, and<draw:frame draw:style-name="fr1" draw:name="Objet2" text:anchor-type="as-char" svg:width="0.667cm" svg:height="0.531cm" draw:z-index="1"><draw:object xlink:href="./Object 2" xlink:type="simple" xlink:show="embed" xlink:actuate="onLoad"/><draw:image xlink:href="./ObjectReplacements/Object 2" xlink:type="simple" xlink:show="embed" xlink:actuate="onLoad"/></draw:frame>is a gaussian, the radius of the gaussians is an increasing series<draw:frame draw:style-name="fr1" draw:name="Objet3" text:anchor-type="as-char" svg:width="0.542cm" svg:height="0.531cm" draw:z-index="2"><draw:object xlink:href="./Object 3" xlink:type="simple" xlink:show="embed" xlink:actuate="onLoad"/><draw:image xlink:href="./ObjectReplacements/Object 3" xlink:type="simple" xlink:show="embed" xlink:actuate="onLoad"/></draw:frame>. <draw:frame draw:style-name="fr1" draw:name="Objet4" text:anchor-type="as-char" svg:width="0.661cm" svg:height="0.531cm" draw:z-index="3"><draw:object xlink:href="./Object 4" xlink:type="simple" xlink:show="embed" xlink:actuate="onLoad"/><draw:image xlink:href="./ObjectReplacements/Object 4" xlink:type="simple" xlink:show="embed" xlink:actuate="onLoad"/></draw:frame>is a gaussian of radius 0 : a dirac of weight 1 and coordinates<draw:frame draw:style-name="fr1" draw:name="Objet5" text:anchor-type="as-char" svg:width="0.737cm" svg:height="1.051cm" draw:z-index="4"><draw:object xlink:href="./Object 5" xlink:type="simple" xlink:show="embed" xlink:actuate="onLoad"/><draw:image xlink:href="./ObjectReplacements/Object 5" xlink:type="simple" xlink:show="embed" xlink:actuate="onLoad"/></draw:frame>, which is a unit operand for the convolution.</text:p>
      <text:p text:style-name="Standard"/>
      <text:p text:style-name="Standard">The processed image is built by adding all these differences, each multiplied by a weight (the initial weight<draw:frame draw:style-name="fr1" draw:name="Objet13" text:anchor-type="as-char" svg:width="0.649cm" svg:height="0.531cm" draw:z-index="9"><draw:object xlink:href="./Object 13" xlink:type="simple" xlink:show="embed" xlink:actuate="onLoad"/><draw:image xlink:href="./ObjectReplacements/Object 13" xlink:type="simple" xlink:show="embed" xlink:actuate="onLoad"/></draw:frame>is applied to the original image and is set to 1 in E.S.O. implementation :</text:p>
      <text:p text:style-name="Standard"><draw:frame draw:style-name="fr1" draw:name="Objet6" text:anchor-type="as-char" svg:width="6.205cm" svg:height="1.139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Standard">After Fourier transformation, in frequency domain, the equation becomes :</text:p>
      <text:p text:style-name="Standard"><draw:frame draw:style-name="fr1" draw:name="Objet7" text:anchor-type="as-char" svg:width="5.457cm" svg:height="1.139cm" draw:z-index="6"><draw:object xlink:href="./Object 7" xlink:type="simple" xlink:show="embed" xlink:actuate="onLoad"/><draw:image xlink:href="./ObjectReplacements/Object 7" xlink:type="simple" xlink:show="embed" xlink:actuate="onLoad"/></draw:frame>where <draw:frame draw:style-name="fr1" draw:name="Objet8" text:anchor-type="as-char" svg:width="0.61cm" svg:height="0.531cm" draw:z-index="7"><draw:object xlink:href="./Object 8" xlink:type="simple" xlink:show="embed" xlink:actuate="onLoad"/><draw:image xlink:href="./ObjectReplacements/Object 8" xlink:type="simple" xlink:show="embed" xlink:actuate="onLoad"/></draw:frame>is the Fourier transform of the gaussian, itself a gaussian, with decreasing cutoff frequencies. And<draw:frame draw:style-name="fr1" draw:name="Objet11" text:anchor-type="as-char" svg:width="0.607cm" svg:height="0.531cm" draw:z-index="11"><draw:object xlink:href="./Object 11" xlink:type="simple" xlink:show="embed" xlink:actuate="onLoad"/><draw:image xlink:href="./ObjectReplacements/Object 11" xlink:type="simple" xlink:show="embed" xlink:actuate="onLoad"/></draw:frame>can be expressed as the scalar value 1.</text:p>
      <text:p text:style-name="Standard">The formula can be expressed as :</text:p>
      <text:p text:style-name="Standard"><draw:frame draw:style-name="fr1" draw:name="Objet9" text:anchor-type="as-char" svg:width="5.189cm" svg:height="1.139cm" draw:z-index="19"><draw:object xlink:href="./Object 9" xlink:type="simple" xlink:show="embed" xlink:actuate="onLoad"/><draw:image xlink:href="./ObjectReplacements/Object 9" xlink:type="simple" xlink:show="embed" xlink:actuate="onLoad"/></draw:frame>or<draw:frame draw:style-name="fr1" draw:name="Objet10" text:anchor-type="as-char" svg:width="8.195cm" svg:height="1.139cm" draw:z-index="8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>Finally :<draw:frame draw:style-name="fr2" draw:name="Objet12" text:anchor-type="as-char" svg:width="7.784cm" svg:height="1.274cm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/>
      <text:p text:style-name="Standard">The spatial gaussian is characterized by its radius at half height and is « normalized » (unit integral value) :<draw:frame draw:style-name="fr1" draw:name="Objet22" text:anchor-type="as-char" svg:width="4.223cm" svg:height="1.207cm" draw:z-index="20"><draw:object xlink:href="./Object 22" xlink:type="simple" xlink:show="embed" xlink:actuate="onLoad"/><draw:image xlink:href="./ObjectReplacements/Object 22" xlink:type="simple" xlink:show="embed" xlink:actuate="onLoad"/></draw:frame>. When transformed in the frequency domain, it becomes : <draw:frame draw:style-name="fr1" draw:name="Objet23" text:anchor-type="as-char" svg:width="3.182cm" svg:height="0.923cm" draw:z-index="21"><draw:object xlink:href="./Object 23" xlink:type="simple" xlink:show="embed" xlink:actuate="onLoad"/><draw:image xlink:href="./ObjectReplacements/Object 23" xlink:type="simple" xlink:show="embed" xlink:actuate="onLoad"/></draw:frame>.</text:p>
      <text:p text:style-name="Standard">The cutoff omega at half height is therefore :<draw:frame draw:style-name="fr1" draw:name="Object3" text:anchor-type="as-char" svg:width="3.45cm" svg:height="1.078cm" draw:z-index="22"><draw:object xlink:href="./Object 27" xlink:type="simple" xlink:show="embed" xlink:actuate="onLoad"/><draw:image xlink:href="./ObjectReplacements/Object 27" xlink:type="simple" xlink:show="embed" xlink:actuate="onLoad"/></draw:frame><draw:frame draw:style-name="fr1" draw:name="Objet24" text:anchor-type="as-char" svg:width="2.379cm" svg:height="1.018cm" draw:z-index="23"><draw:object xlink:href="./Object 24" xlink:type="simple" xlink:show="embed" xlink:actuate="onLoad"/><draw:image xlink:href="./ObjectReplacements/Object 24" xlink:type="simple" xlink:show="embed" xlink:actuate="onLoad"/></draw:frame>which gives a cutoff frequency of :<draw:frame draw:style-name="fr1" draw:name="Object1" text:anchor-type="as-char" svg:width="1.998cm" svg:height="1.018cm" draw:z-index="24"><draw:object xlink:href="./Object 25" xlink:type="simple" xlink:show="embed" xlink:actuate="onLoad"/><draw:image xlink:href="./ObjectReplacements/Object 25" xlink:type="simple" xlink:show="embed" xlink:actuate="onLoad"/></draw:frame>.</text:p>
      <text:p text:style-name="Standard"/>
      <text:p text:style-name="Standard">As the wavelet in Lynkeos is internally characterized by its frequency, the transformed Gaussian is :<draw:frame draw:style-name="fr1" draw:name="Object4" text:anchor-type="as-char" svg:width="4.082cm" svg:height="1.386cm" draw:z-index="25"><draw:object xlink:href="./Object 28" xlink:type="simple" xlink:show="embed" xlink:actuate="onLoad"/><draw:image xlink:href="./ObjectReplacements/Object 28" xlink:type="simple" xlink:show="embed" xlink:actuate="onLoad"/></draw:frame><draw:frame draw:style-name="fr1" draw:name="Object5" text:anchor-type="as-char" svg:width="3.722cm" svg:height="1.032cm" draw:z-index="26"><draw:object xlink:href="./Object 29" xlink:type="simple" xlink:show="embed" xlink:actuate="onLoad"/><draw:image xlink:href="./ObjectReplacements/Object 29" xlink:type="simple" xlink:show="embed" xlink:actuate="onLoad"/></draw:frame><draw:frame draw:style-name="fr2" draw:name="Object6" text:anchor-type="as-char" svg:width="3.21cm" svg:height="1.166cm" draw:z-index="27"><draw:object xlink:href="./Object 30" xlink:type="simple" xlink:show="embed" xlink:actuate="onLoad"/><draw:image xlink:href="./ObjectReplacements/Object 30" xlink:type="simple" xlink:show="embed" xlink:actuate="onLoad"/></draw:frame>, which is fortunate because <draw:frame draw:style-name="fr2" draw:name="Object2" text:anchor-type="as-char" svg:width="2.309cm" svg:height="1.132cm" draw:z-index="28"><draw:object xlink:href="./Object 26" xlink:type="simple" xlink:show="embed" xlink:actuate="onLoad"/><draw:image xlink:href="./ObjectReplacements/Object 26" xlink:type="simple" xlink:show="embed" xlink:actuate="onLoad"/></draw:frame> ;o)</text:p>
      <text:h text:style-name="Heading_20_2" text:outline-level="2"><text:s/>Wavelet characterization</text:h>
      <text:p text:style-name="Standard">The wavelet, being the difference of two gaussians of equal integral value in the spatial domain, has a spectrum equal to zero at f = 0 with a « hump » and falls asymptotically to 0.</text:p>
      <text:p text:style-name="Standard">Its equation in the frequency domain is :<draw:frame draw:style-name="fr1" draw:name="Objet14" text:anchor-type="as-char" svg:width="2.843cm" svg:height="0.88cm" draw:z-index="12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><text:soft-page-break/>Its derivation is :<draw:frame draw:style-name="fr1" draw:name="Objet15" text:anchor-type="as-char" svg:width="5.412cm" svg:height="1.231cm" draw:z-index="13"><draw:object xlink:href="./Object 15" xlink:type="simple" xlink:show="embed" xlink:actuate="onLoad"/><draw:image xlink:href="./ObjectReplacements/Object 15" xlink:type="simple" xlink:show="embed" xlink:actuate="onLoad"/></draw:frame></text:p>
      <text:p text:style-name="Standard">The extrema of the « hump » occurs where the derivation is null :</text:p>
      <text:p text:style-name="Standard"><draw:frame draw:style-name="fr1" draw:name="Objet16" text:anchor-type="as-char" svg:width="4.247cm" svg:height="1.231cm" draw:z-index="14"><draw:object xlink:href="./Object 16" xlink:type="simple" xlink:show="embed" xlink:actuate="onLoad"/><draw:image xlink:href="./ObjectReplacements/Object 16" xlink:type="simple" xlink:show="embed" xlink:actuate="onLoad"/></draw:frame></text:p>
      <text:p text:style-name="Standard">There is a solution for <draw:frame draw:style-name="fr1" draw:name="Objet17" text:anchor-type="as-char" svg:width="1.106cm" svg:height="0.467cm" draw:z-index="15"><draw:object xlink:href="./Object 17" xlink:type="simple" xlink:show="embed" xlink:actuate="onLoad"/><draw:image xlink:href="./ObjectReplacements/Object 17" xlink:type="simple" xlink:show="embed" xlink:actuate="onLoad"/></draw:frame>which is the minimum of the spectrum, for the other solutions, the maxima, we take the log :</text:p>
      <text:p text:style-name="Standard"><draw:frame draw:style-name="fr1" draw:name="Objet18" text:anchor-type="as-char" svg:width="10.402cm" svg:height="1.117cm" draw:z-index="29"><draw:object xlink:href="./Object 18" xlink:type="simple" xlink:show="embed" xlink:actuate="onLoad"/><draw:image xlink:href="./ObjectReplacements/Object 18" xlink:type="simple" xlink:show="embed" xlink:actuate="onLoad"/></draw:frame>or<draw:frame draw:style-name="fr1" draw:name="Objet19" text:anchor-type="as-char" svg:width="5.106cm" svg:height="1.117cm" draw:z-index="16"><draw:object xlink:href="./Object 19" xlink:type="simple" xlink:show="embed" xlink:actuate="onLoad"/><draw:image xlink:href="./ObjectReplacements/Object 19" xlink:type="simple" xlink:show="embed" xlink:actuate="onLoad"/></draw:frame></text:p>
      <text:p text:style-name="Standard"><draw:frame draw:style-name="fr1" draw:name="Objet20" text:anchor-type="as-char" svg:width="5.921cm" svg:height="1.062cm" draw:z-index="17"><draw:object xlink:href="./Object 20" xlink:type="simple" xlink:show="embed" xlink:actuate="onLoad"/><draw:image xlink:href="./ObjectReplacements/Object 20" xlink:type="simple" xlink:show="embed" xlink:actuate="onLoad"/></draw:frame></text:p>
      <text:p text:style-name="Standard">Finally :<draw:frame draw:style-name="fr1" draw:name="Objet21" text:anchor-type="as-char" svg:width="5.449cm" svg:height="1.221cm" draw:z-index="18"><draw:object xlink:href="./Object 21" xlink:type="simple" xlink:show="embed" xlink:actuate="onLoad"/><draw:image xlink:href="./ObjectReplacements/Object 2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Jean-Etienne Lamiaud</meta:initial-creator>
    <meta:creation-date>2008-05-03T10:37:12</meta:creation-date>
    <dc:creator>Jean-Etienne Lamiaud</dc:creator>
    <dc:date>2008-10-11T11:36:34</dc:date>
    <meta:printed-by>Jean-Etienne Lamiaud</meta:printed-by>
    <meta:print-date>2008-05-03T11:58:45</meta:print-date>
    <meta:editing-cycles>45</meta:editing-cycles>
    <meta:editing-duration>PT4H12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30" meta:page-count="2" meta:paragraph-count="24" meta:word-count="277" meta:character-count="173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I</math:mi>
        <math:mi>n</math:mi>
      </math:msub>
      <math:mrow>
        <math:mi>'</math:mi>
        <math:mo math:stretchy="false">=</math:mo>
        <math:mrow>
          <math:mrow>
            <math:mi>I</math:mi>
            <math:mo math:stretchy="false">∗</math:mo>
            <math:msub>
              <math:mi>G</math:mi>
              <math:mi>n</math:mi>
            </math:msub>
          </math:mrow>
          <math:mo math:stretchy="false">−</math:mo>
          <math:mrow>
            <math:mi>I</math:mi>
            <math:mo math:stretchy="false">∗</math:mo>
            <math:msub>
              <math:mi>G</math:mi>
              <math:mrow>
                <math:mi>n</math:mi>
                <math:mo math:stretchy="false">+</math:mo>
                <math:mn>1</math:mn>
              </math:mrow>
            </math:msub>
          </math:mrow>
        </math:mrow>
      </math:mrow>
    </math:mrow>
    <math:annotation math:encoding="StarMath 5.0">I_{n}'=I*G_{n}-I*G_{n+1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i</math:mi>
      <math:mrow>
        <math:mi>'</math:mi>
        <math:mo math:stretchy="false">=</math:mo>
        <math:mrow>
          <math:mi>i</math:mi>
          <math:mo math:stretchy="false">⋅</math:mo>
          <math:mrow>
            <math:mo math:stretchy="false">[</math:mo>
            <math:mrow>
              <math:mrow>
                <math:mrow>
                  <math:msub>
                    <math:mi>P</math:mi>
                    <math:mn>0</math:mn>
                  </math:msub>
                  <math:mo math:stretchy="false">+</math:mo>
                  <math:mrow>
                    <math:msub>
                      <math:mi>g</math:mi>
                      <math:mn>0</math:mn>
                    </math:msub>
                    <math:mo math:stretchy="false">⋅</math:mo>
                    <math:msub>
                      <math:mi>P</math:mi>
                      <math:mn>1</math:mn>
                    </math:msub>
                  </math:mrow>
                </math:mrow>
                <math:mo math:stretchy="false">+</math:mo>
                <math:mrow>
                  <math:mrow>
                    <math:munderover>
                      <math:mo math:stretchy="false">∑</math:mo>
                      <math:mrow>
                        <math:mi>n</math:mi>
                        <math:mo math:stretchy="false">=</math:mo>
                        <math:mn>1</math:mn>
                      </math:mrow>
                      <math:mrow>
                        <math:mi>N</math:mi>
                        <math:mo math:stretchy="false">−</math:mo>
                        <math:mn>1</math:mn>
                      </math:mrow>
                    </math:munderover>
                    <math:msub>
                      <math:mi>g</math:mi>
                      <math:mi>n</math:mi>
                    </math:msub>
                  </math:mrow>
                  <math:mo math:stretchy="false">⋅</math:mo>
                  <math:mrow>
                    <math:mo math:stretchy="false">(</math:mo>
                    <math:mrow>
                      <math:msub>
                        <math:mi>P</math:mi>
                        <math:mrow>
                          <math:mi>n</math:mi>
                          <math:mo math:stretchy="false">+</math:mo>
                          <math:mn>1</math:mn>
                        </math:mrow>
                      </math:msub>
                      <math:mo math:stretchy="false">−</math:mo>
                      <math:msub>
                        <math:mi>P</math:mi>
                        <math:mi>n</math:mi>
                      </math:msub>
                    </math:mrow>
                    <math:mo math:stretchy="false">)</math:mo>
                  </math:mrow>
                </math:mrow>
              </math:mrow>
              <math:mo math:stretchy="false">−</math:mo>
              <math:mrow>
                <math:msub>
                  <math:mi>g</math:mi>
                  <math:mi>N</math:mi>
                </math:msub>
                <math:mo math:stretchy="false">⋅</math:mo>
                <math:msub>
                  <math:mi>P</math:mi>
                  <math:mi>N</math:mi>
                </math:msub>
              </math:mrow>
            </math:mrow>
            <math:mo math:stretchy="false">]</math:mo>
          </math:mrow>
        </math:mrow>
      </math:mrow>
    </math:mrow>
    <math:annotation math:encoding="StarMath 5.0">i'=i cdot [P_{0}+g_{0} cdot P_{1}+sum from{n=1} to{N-1} g_{n} cdot (P_{n+1}-P_{n})-g_{N} cdot P_{N}]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ub>
      <math:mi>g</math:mi>
      <math:mn>0</math:mn>
    </math:msub>
    <math:annotation math:encoding="StarMath 5.0">g_{0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>i</math:mi>
      <math:mrow>
        <math:mi>'</math:mi>
        <math:mo math:stretchy="false">=</math:mo>
        <math:mrow>
          <math:mi>i</math:mi>
          <math:mo math:stretchy="false">⋅</math:mo>
          <math:mrow>
            <math:mo math:stretchy="false">[</math:mo>
            <math:mrow>
              <math:mrow>
                <math:mrow>
                  <math:msub>
                    <math:mi>P</math:mi>
                    <math:mn>0</math:mn>
                  </math:msub>
                  <math:mo math:stretchy="false">+</math:mo>
                  <math:msub>
                    <math:mi>P</math:mi>
                    <math:mn>1</math:mn>
                  </math:msub>
                </math:mrow>
                <math:mo math:stretchy="false">+</math:mo>
                <math:mrow>
                  <math:mrow>
                    <math:munderover>
                      <math:mo math:stretchy="false">∑</math:mo>
                      <math:mrow>
                        <math:mi>n</math:mi>
                        <math:mo math:stretchy="false">=</math:mo>
                        <math:mn>1</math:mn>
                      </math:mrow>
                      <math:mrow>
                        <math:mi>N</math:mi>
                        <math:mo math:stretchy="false">−</math:mo>
                        <math:mn>1</math:mn>
                      </math:mrow>
                    </math:munderover>
                    <math:msub>
                      <math:mi>g</math:mi>
                      <math:mi>n</math:mi>
                    </math:msub>
                  </math:mrow>
                  <math:mo math:stretchy="false">⋅</math:mo>
                  <math:mrow>
                    <math:mo math:stretchy="false">(</math:mo>
                    <math:mrow>
                      <math:msub>
                        <math:mi>P</math:mi>
                        <math:mrow>
                          <math:mi>n</math:mi>
                          <math:mo math:stretchy="false">+</math:mo>
                          <math:mn>1</math:mn>
                        </math:mrow>
                      </math:msub>
                      <math:mo math:stretchy="false">−</math:mo>
                      <math:msub>
                        <math:mi>P</math:mi>
                        <math:mi>n</math:mi>
                      </math:msub>
                    </math:mrow>
                    <math:mo math:stretchy="false">)</math:mo>
                  </math:mrow>
                </math:mrow>
              </math:mrow>
              <math:mo math:stretchy="false">−</math:mo>
              <math:mrow>
                <math:msub>
                  <math:mi>g</math:mi>
                  <math:mi>N</math:mi>
                </math:msub>
                <math:mo math:stretchy="false">⋅</math:mo>
                <math:msub>
                  <math:mi>P</math:mi>
                  <math:mi>N</math:mi>
                </math:msub>
              </math:mrow>
            </math:mrow>
            <math:mo math:stretchy="false">]</math:mo>
          </math:mrow>
        </math:mrow>
      </math:mrow>
    </math:mrow>
    <math:annotation math:encoding="StarMath 5.0">i'=i cdot [P_{0}+P_{1}+sum from{n=1} to{N-1} g_{n} cdot (P_{n+1}-P_{n})-g_{N} cdot P_{N}]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ub>
      <math:mi>P</math:mi>
      <math:mn>0</math:mn>
    </math:msub>
    <math:annotation math:encoding="StarMath 5.0">P_{0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o math:stretchy="false">ψ</math:mo>
      <math:mo math:stretchy="false">=</math:mo>
      <math:mrow>
        <math:msup>
          <math:mi>e</math:mi>
          <math:mrow>
            <math:mo math:stretchy="false">−</math:mo>
            <math:mfrac>
              <math:msup>
                <math:mo math:stretchy="false">ω</math:mo>
                <math:mn>2</math:mn>
              </math:msup>
              <math:msub>
                <math:mi>k</math:mi>
                <math:mrow>
                  <math:mi>n</math:mi>
                  <math:mo math:stretchy="false">+</math:mo>
                  <math:mn>1</math:mn>
                </math:mrow>
              </math:msub>
            </math:mfrac>
          </math:mrow>
        </math:msup>
        <math:mo math:stretchy="false">−</math:mo>
        <math:msup>
          <math:mi>e</math:mi>
          <math:mrow>
            <math:mo math:stretchy="false">−</math:mo>
            <math:mfrac>
              <math:msup>
                <math:mo math:stretchy="false">ω</math:mo>
                <math:mn>2</math:mn>
              </math:msup>
              <math:msub>
                <math:mi>k</math:mi>
                <math:mi>n</math:mi>
              </math:msub>
            </math:mfrac>
          </math:mrow>
        </math:msup>
      </math:mrow>
    </math:mrow>
    <math:annotation math:encoding="StarMath 5.0">%psi=e^{-{%omega^{2} over k_{n+1}} }-e^{-{%omega^{2} over k_{n}} 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o math:stretchy="false">ψ</math:mo>
      <math:mrow>
        <math:mi>'</math:mi>
        <math:mo math:stretchy="false">=</math:mo>
        <math:mrow>
          <math:mrow>
            <math:mrow>
              <math:mo math:stretchy="false">−</math:mo>
              <math:mrow>
                <math:mn>2</math:mn>
                <math:mfrac>
                  <math:mo math:stretchy="false">ω</math:mo>
                  <math:msub>
                    <math:mi>k</math:mi>
                    <math:mrow>
                      <math:mi>n</math:mi>
                      <math:mo math:stretchy="false">+</math:mo>
                      <math:mn>1</math:mn>
                    </math:mrow>
                  </math:msub>
                </math:mfrac>
              </math:mrow>
            </math:mrow>
            <math:mo math:stretchy="false">⋅</math:mo>
            <math:msup>
              <math:mi>e</math:mi>
              <math:mrow>
                <math:mo math:stretchy="false">−</math:mo>
                <math:mfrac>
                  <math:msup>
                    <math:mo math:stretchy="false">ω</math:mo>
                    <math:mn>2</math:mn>
                  </math:msup>
                  <math:msub>
                    <math:mi>k</math:mi>
                    <math:mrow>
                      <math:mi>n</math:mi>
                      <math:mo math:stretchy="false">+</math:mo>
                      <math:mn>1</math:mn>
                    </math:mrow>
                  </math:msub>
                </math:mfrac>
              </math:mrow>
            </math:msup>
          </math:mrow>
          <math:mo math:stretchy="false">+</math:mo>
          <math:mrow>
            <math:mrow>
              <math:mn>2</math:mn>
              <math:mfrac>
                <math:mo math:stretchy="false">ω</math:mo>
                <math:msub>
                  <math:mi>k</math:mi>
                  <math:mi>n</math:mi>
                </math:msub>
              </math:mfrac>
            </math:mrow>
            <math:mo math:stretchy="false">⋅</math:mo>
            <math:msup>
              <math:mi>e</math:mi>
              <math:mrow>
                <math:mo math:stretchy="false">−</math:mo>
                <math:mfrac>
                  <math:msup>
                    <math:mo math:stretchy="false">ω</math:mo>
                    <math:mn>2</math:mn>
                  </math:msup>
                  <math:msub>
                    <math:mi>k</math:mi>
                    <math:mi>n</math:mi>
                  </math:msub>
                </math:mfrac>
              </math:mrow>
            </math:msup>
          </math:mrow>
        </math:mrow>
      </math:mrow>
    </math:mrow>
    <math:annotation math:encoding="StarMath 5.0">%psi'=-{2%omega over k_{n+1}} cdot e^{-{%omega^{2} over k_{n+1}} }+{2%omega over k_{n}} cdot e^{-{%omega^{2} over k_{n}} 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n>2</math:mn>
          <math:mfrac>
            <math:mo math:stretchy="false">ω</math:mo>
            <math:msub>
              <math:mi>k</math:mi>
              <math:mrow>
                <math:mi>n</math:mi>
                <math:mo math:stretchy="false">+</math:mo>
                <math:mn>1</math:mn>
              </math:mrow>
            </math:msub>
          </math:mfrac>
        </math:mrow>
        <math:mo math:stretchy="false">⋅</math:mo>
        <math:msup>
          <math:mi>e</math:mi>
          <math:mrow>
            <math:mo math:stretchy="false">−</math:mo>
            <math:mfrac>
              <math:msup>
                <math:mo math:stretchy="false">ω</math:mo>
                <math:mn>2</math:mn>
              </math:msup>
              <math:msub>
                <math:mi>k</math:mi>
                <math:mrow>
                  <math:mi>n</math:mi>
                  <math:mo math:stretchy="false">+</math:mo>
                  <math:mn>1</math:mn>
                </math:mrow>
              </math:msub>
            </math:mfrac>
          </math:mrow>
        </math:msup>
      </math:mrow>
      <math:mo math:stretchy="false">=</math:mo>
      <math:mrow>
        <math:mrow>
          <math:mn>2</math:mn>
          <math:mfrac>
            <math:mo math:stretchy="false">ω</math:mo>
            <math:msub>
              <math:mi>k</math:mi>
              <math:mi>n</math:mi>
            </math:msub>
          </math:mfrac>
        </math:mrow>
        <math:mo math:stretchy="false">⋅</math:mo>
        <math:msup>
          <math:mi>e</math:mi>
          <math:mrow>
            <math:mo math:stretchy="false">−</math:mo>
            <math:mfrac>
              <math:msup>
                <math:mo math:stretchy="false">ω</math:mo>
                <math:mn>2</math:mn>
              </math:msup>
              <math:msub>
                <math:mi>k</math:mi>
                <math:mi>n</math:mi>
              </math:msub>
            </math:mfrac>
          </math:mrow>
        </math:msup>
      </math:mrow>
    </math:mrow>
    <math:annotation math:encoding="StarMath 5.0">{2%omega over k_{n+1}} cdot e^{-{%omega^{2} over k_{n+1}} }={2%omega over k_{n}} cdot e^{-{%omega^{2} over k_{n}} 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o math:stretchy="false">ω</math:mo>
      <math:mo math:stretchy="false">=</math:mo>
      <math:mn>0</math:mn>
    </math:mrow>
    <math:annotation math:encoding="StarMath 5.0">%omega=0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>ln</math:mi>
      <math:mrow>
        <math:mrow>
          <math:mo math:stretchy="false">(</math:mo>
          <math:mn>2</math:mn>
          <math:mo math:stretchy="false">)</math:mo>
        </math:mrow>
        <math:mo math:stretchy="false">+</math:mo>
        <math:mi>ln</math:mi>
      </math:mrow>
      <math:mrow>
        <math:mrow>
          <math:mo math:stretchy="false">(</math:mo>
          <math:mo math:stretchy="false">ω</math:mo>
          <math:mo math:stretchy="false">)</math:mo>
        </math:mrow>
        <math:mo math:stretchy="false">−</math:mo>
        <math:mi>ln</math:mi>
      </math:mrow>
      <math:mrow>
        <math:mrow>
          <math:mrow>
            <math:mo math:stretchy="false">(</math:mo>
            <math:msub>
              <math:mi>k</math:mi>
              <math:mrow>
                <math:mi>n</math:mi>
                <math:mo math:stretchy="false">+</math:mo>
                <math:mn>1</math:mn>
              </math:mrow>
            </math:msub>
            <math:mo math:stretchy="false">)</math:mo>
          </math:mrow>
          <math:mo math:stretchy="false">−</math:mo>
          <math:mfrac>
            <math:msup>
              <math:mo math:stretchy="false">ω</math:mo>
              <math:mn>2</math:mn>
            </math:msup>
            <math:msub>
              <math:mi>k</math:mi>
              <math:mrow>
                <math:mi>n</math:mi>
                <math:mo math:stretchy="false">+</math:mo>
                <math:mn>1</math:mn>
              </math:mrow>
            </math:msub>
          </math:mfrac>
        </math:mrow>
        <math:mo math:stretchy="false">=</math:mo>
        <math:mi>ln</math:mi>
      </math:mrow>
      <math:mrow>
        <math:mrow>
          <math:mo math:stretchy="false">(</math:mo>
          <math:mn>2</math:mn>
          <math:mo math:stretchy="false">)</math:mo>
        </math:mrow>
        <math:mo math:stretchy="false">+</math:mo>
        <math:mi>ln</math:mi>
      </math:mrow>
      <math:mrow>
        <math:mrow>
          <math:mo math:stretchy="false">(</math:mo>
          <math:mo math:stretchy="false">ω</math:mo>
          <math:mo math:stretchy="false">)</math:mo>
        </math:mrow>
        <math:mo math:stretchy="false">−</math:mo>
        <math:mi>ln</math:mi>
      </math:mrow>
      <math:mrow>
        <math:mrow>
          <math:mo math:stretchy="false">(</math:mo>
          <math:msub>
            <math:mi>k</math:mi>
            <math:mi>n</math:mi>
          </math:msub>
          <math:mo math:stretchy="false">)</math:mo>
        </math:mrow>
        <math:mo math:stretchy="false">−</math:mo>
        <math:mfrac>
          <math:msup>
            <math:mo math:stretchy="false">ω</math:mo>
            <math:mn>2</math:mn>
          </math:msup>
          <math:msub>
            <math:mi>k</math:mi>
            <math:mi>n</math:mi>
          </math:msub>
        </math:mfrac>
      </math:mrow>
    </math:mrow>
    <math:annotation math:encoding="StarMath 5.0">ln(2)+ln(%omega)-ln(k_{n+1})-{%omega^{2} over k_{n+1}}=ln(2)+ln(%omega)-ln(k_{n})-{%omega^{2} over k_{n}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i>ln</math:mi>
      <math:mrow>
        <math:mrow>
          <math:mrow>
            <math:mo math:stretchy="false">(</math:mo>
            <math:msub>
              <math:mi>k</math:mi>
              <math:mrow>
                <math:mi>n</math:mi>
                <math:mo math:stretchy="false">+</math:mo>
                <math:mn>1</math:mn>
              </math:mrow>
            </math:msub>
            <math:mo math:stretchy="false">)</math:mo>
          </math:mrow>
          <math:mo math:stretchy="false">+</math:mo>
          <math:mfrac>
            <math:msup>
              <math:mo math:stretchy="false">ω</math:mo>
              <math:mn>2</math:mn>
            </math:msup>
            <math:msub>
              <math:mi>k</math:mi>
              <math:mrow>
                <math:mi>n</math:mi>
                <math:mo math:stretchy="false">+</math:mo>
                <math:mn>1</math:mn>
              </math:mrow>
            </math:msub>
          </math:mfrac>
        </math:mrow>
        <math:mo math:stretchy="false">=</math:mo>
        <math:mi>ln</math:mi>
      </math:mrow>
      <math:mrow>
        <math:mrow>
          <math:mo math:stretchy="false">(</math:mo>
          <math:msub>
            <math:mi>k</math:mi>
            <math:mi>n</math:mi>
          </math:msub>
          <math:mo math:stretchy="false">)</math:mo>
        </math:mrow>
        <math:mo math:stretchy="false">+</math:mo>
        <math:mfrac>
          <math:msup>
            <math:mo math:stretchy="false">ω</math:mo>
            <math:mn>2</math:mn>
          </math:msup>
          <math:msub>
            <math:mi>k</math:mi>
            <math:mi>n</math:mi>
          </math:msub>
        </math:mfrac>
      </math:mrow>
    </math:mrow>
    <math:annotation math:encoding="StarMath 5.0">ln(k_{n+1})+{%omega^{2} over k_{n+1}}=ln(k_{n})+{%omega^{2} over k_{n}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i>G</math:mi>
      <math:mi>n</math:mi>
    </math:msub>
    <math:annotation math:encoding="StarMath 5.0">G_{n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o math:stretchy="false">ω</math:mo>
            <math:mn>2</math:mn>
          </math:msup>
          <math:mo math:stretchy="false">⋅</math:mo>
          <math:mrow>
            <math:mo math:stretchy="false">(</math:mo>
            <math:mrow>
              <math:mfrac>
                <math:mn>1</math:mn>
                <math:msub>
                  <math:mi>k</math:mi>
                  <math:mrow>
                    <math:mi>n</math:mi>
                    <math:mo math:stretchy="false">+</math:mo>
                    <math:mn>1</math:mn>
                  </math:mrow>
                </math:msub>
              </math:mfrac>
              <math:mo math:stretchy="false">−</math:mo>
              <math:mfrac>
                <math:mn>1</math:mn>
                <math:msub>
                  <math:mi>k</math:mi>
                  <math:mi>n</math:mi>
                </math:msub>
              </math:mfrac>
            </math:mrow>
            <math:mo math:stretchy="false">)</math:mo>
          </math:mrow>
        </math:mrow>
        <math:mo math:stretchy="false">=</math:mo>
        <math:mi>ln</math:mi>
      </math:mrow>
      <math:mrow>
        <math:mrow>
          <math:mo math:stretchy="false">(</math:mo>
          <math:msub>
            <math:mi>k</math:mi>
            <math:mi>n</math:mi>
          </math:msub>
          <math:mo math:stretchy="false">)</math:mo>
        </math:mrow>
        <math:mo math:stretchy="false">−</math:mo>
        <math:mi>ln</math:mi>
      </math:mrow>
      <math:mrow>
        <math:mo math:stretchy="false">(</math:mo>
        <math:msub>
          <math:mi>k</math:mi>
          <math:mrow>
            <math:mi>n</math:mi>
            <math:mo math:stretchy="false">+</math:mo>
            <math:mn>1</math:mn>
          </math:mrow>
        </math:msub>
        <math:mo math:stretchy="false">)</math:mo>
      </math:mrow>
    </math:mrow>
    <math:annotation math:encoding="StarMath 5.0">%omega^{2} cdot ({1 over k_{n+1}-{1 over k_{n}}})=ln(k_{n})-ln(k_{n+1})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o math:stretchy="false">ω</math:mo>
      <math:mo math:stretchy="false">=</math:mo>
      <math:msqrt>
        <math:mrow>
          <math:mrow>
            <math:msub>
              <math:mi>k</math:mi>
              <math:mrow>
                <math:mi>n</math:mi>
                <math:mo math:stretchy="false">+</math:mo>
                <math:mn>1</math:mn>
              </math:mrow>
            </math:msub>
            <math:mo math:stretchy="false">⋅</math:mo>
            <math:msub>
              <math:mi>k</math:mi>
              <math:mi>n</math:mi>
            </math:msub>
          </math:mrow>
          <math:mo math:stretchy="false">⋅</math:mo>
          <math:mfrac>
            <math:mrow>
              <math:mi>ln</math:mi>
              <math:mrow>
                <math:mrow>
                  <math:mo math:stretchy="false">(</math:mo>
                  <math:msub>
                    <math:mi>k</math:mi>
                    <math:mi>n</math:mi>
                  </math:msub>
                  <math:mo math:stretchy="false">)</math:mo>
                </math:mrow>
                <math:mo math:stretchy="false">−</math:mo>
                <math:mi>ln</math:mi>
              </math:mrow>
              <math:mrow>
                <math:mo math:stretchy="false">(</math:mo>
                <math:msub>
                  <math:mi>k</math:mi>
                  <math:mrow>
                    <math:mi>n</math:mi>
                    <math:mo math:stretchy="false">+</math:mo>
                    <math:mn>1</math:mn>
                  </math:mrow>
                </math:msub>
                <math:mo math:stretchy="false">)</math:mo>
              </math:mrow>
            </math:mrow>
            <math:mrow>
              <math:msub>
                <math:mi>k</math:mi>
                <math:mi>n</math:mi>
              </math:msub>
              <math:mo math:stretchy="false">−</math:mo>
              <math:msub>
                <math:mi>k</math:mi>
                <math:mrow>
                  <math:mi>n</math:mi>
                  <math:mo math:stretchy="false">+</math:mo>
                  <math:mn>1</math:mn>
                </math:mrow>
              </math:msub>
            </math:mrow>
          </math:mfrac>
        </math:mrow>
      </math:msqrt>
    </math:mrow>
    <math:annotation math:encoding="StarMath 5.0">%omega=sqrt{k_{n+1} cdot k_{n} cdot {{ln(k_{n})-ln(k_{n+1})} over {k_{n}-k_{n+1}}}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>r</math:mi>
      </math:msub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sqrt>
            <math:mfrac>
              <math:mrow>
                <math:mi>ln</math:mi>
                <math:mrow>
                  <math:mo math:stretchy="false">(</math:mo>
                  <math:mn>2</math:mn>
                  <math:mo math:stretchy="false">)</math:mo>
                </math:mrow>
              </math:mrow>
              <math:mrow>
                <math:mo math:stretchy="false">π</math:mo>
                <math:msup>
                  <math:mi>r</math:mi>
                  <math:mn>2</math:mn>
                </math:msup>
              </math:mrow>
            </math:mfrac>
          </math:msqrt>
          <math:mo math:stretchy="false">⋅</math:mo>
          <math:msup>
            <math:mi math:fontstyle="normal">e</math:mi>
            <math:mrow>
              <math:mrow>
                <math:mo math:stretchy="false">−</math:mo>
                <math:msup>
                  <math:mi>x</math:mi>
                  <math:mn>2</math:mn>
                </math:msup>
              </math:mrow>
              <math:mfrac>
                <math:mrow>
                  <math:mi>ln</math:mi>
                  <math:mrow>
                    <math:mo math:stretchy="false">(</math:mo>
                    <math:mn>2</math:mn>
                    <math:mo math:stretchy="false">)</math:mo>
                  </math:mrow>
                </math:mrow>
                <math:msup>
                  <math:mi>r</math:mi>
                  <math:mn>2</math:mn>
                </math:msup>
              </math:mfrac>
            </math:mrow>
          </math:msup>
        </math:mrow>
      </math:mrow>
    </math:mrow>
    <math:annotation math:encoding="StarMath 5.0">G_r(x)=sqrt{{ln(2)} over {%pi r^2} } cdot func e^{ -x^2 {{ln(2)} over r^2} 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>r</math:mi>
      </math:msub>
      <math:mrow>
        <math:mrow>
          <math:mo math:stretchy="false">(</math:mo>
          <math:mo math:stretchy="false">ω</math:mo>
          <math:mo math:stretchy="false">)</math:mo>
        </math:mrow>
        <math:mo math:stretchy="false">=</math:mo>
        <math:msup>
          <math:mi math:fontstyle="normal">e</math:mi>
          <math:mrow>
            <math:mrow>
              <math:mo math:stretchy="false">−</math:mo>
              <math:msup>
                <math:mo math:stretchy="false">ω</math:mo>
                <math:mn>2</math:mn>
              </math:msup>
            </math:mrow>
            <math:mo math:stretchy="false">⋅</math:mo>
            <math:mfrac>
              <math:msup>
                <math:mi>r</math:mi>
                <math:mn>2</math:mn>
              </math:msup>
              <math:mrow>
                <math:mrow>
                  <math:mn>4</math:mn>
                  <math:mo math:stretchy="false">⋅</math:mo>
                  <math:mi>ln</math:mi>
                </math:mrow>
                <math:mrow>
                  <math:mo math:stretchy="false">(</math:mo>
                  <math:mn>2</math:mn>
                  <math:mo math:stretchy="false">)</math:mo>
                </math:mrow>
              </math:mrow>
            </math:mfrac>
          </math:mrow>
        </math:msup>
      </math:mrow>
    </math:mrow>
    <math:annotation math:encoding="StarMath 5.0">g_r(%omega)=func e^{-%omega^2 cdot {r^2 over {4 cdot ln(2)}}} 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ω</math:mo>
        <math:mi>r</math:mi>
      </math:msub>
      <math:mo math:stretchy="false">=</math:mo>
      <math:mrow>
        <math:mn>2</math:mn>
        <math:mo math:stretchy="false">⋅</math:mo>
        <math:mfrac>
          <math:mrow>
            <math:mi>ln</math:mi>
            <math:mrow>
              <math:mo math:stretchy="false">(</math:mo>
              <math:mn>2</math:mn>
              <math:mo math:stretchy="false">)</math:mo>
            </math:mrow>
          </math:mrow>
          <math:mi>r</math:mi>
        </math:mfrac>
      </math:mrow>
    </math:mrow>
    <math:annotation math:encoding="StarMath 5.0">%omega_r=2 cdot {{ln(2)} over r}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i>r</math:mi>
      </math:msub>
      <math:mo math:stretchy="false">=</math:mo>
      <math:mfrac>
        <math:mrow>
          <math:mi>ln</math:mi>
          <math:mrow>
            <math:mo math:stretchy="false">(</math:mo>
            <math:mn>2</math:mn>
            <math:mo math:stretchy="false">)</math:mo>
          </math:mrow>
        </math:mrow>
        <math:mrow>
          <math:mo math:stretchy="false">π</math:mo>
          <math:mo math:stretchy="false">⋅</math:mo>
          <math:mi>r</math:mi>
        </math:mrow>
      </math:mfrac>
    </math:mrow>
    <math:annotation math:encoding="StarMath 5.0">f_r={ln(2)} over {%pi cdot r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sub>
          <math:mi>f</math:mi>
          <math:mi>r</math:mi>
        </math:msub>
      </math:msub>
      <math:mrow>
        <math:mrow>
          <math:mo math:stretchy="false">(</math:mo>
          <math:msub>
            <math:mi>f</math:mi>
            <math:mi>r</math:mi>
          </math:msub>
          <math:mo math:stretchy="false">)</math:mo>
        </math:mrow>
        <math:mo math:stretchy="false">=</math:mo>
        <math:mfrac>
          <math:mn>1</math:mn>
          <math:mn>2</math:mn>
        </math:mfrac>
      </math:mrow>
    </math:mrow>
    <math:annotation math:encoding="StarMath 5.0">g_{f_r}(f_r)=1 over 2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subsup>
        <math:mo math:stretchy="false">ω</math:mo>
        <math:mi>r</math:mi>
        <math:mn>2</math:mn>
      </math:msubsup>
      <math:mo math:stretchy="false">=</math:mo>
      <math:mfrac>
        <math:mrow>
          <math:mi>ln</math:mi>
          <math:mrow>
            <math:mrow>
              <math:mrow>
                <math:mo math:stretchy="false">(</math:mo>
                <math:mn>2</math:mn>
                <math:mo math:stretchy="false">)</math:mo>
              </math:mrow>
              <math:mo math:stretchy="false">⋅</math:mo>
              <math:mn>4</math:mn>
            </math:mrow>
            <math:mo math:stretchy="false">⋅</math:mo>
            <math:mi>ln</math:mi>
          </math:mrow>
          <math:mrow>
            <math:mo math:stretchy="false">(</math:mo>
            <math:mn>2</math:mn>
            <math:mo math:stretchy="false">)</math:mo>
          </math:mrow>
        </math:mrow>
        <math:msup>
          <math:mi>r</math:mi>
          <math:mn>2</math:mn>
        </math:msup>
      </math:mfrac>
    </math:mrow>
    <math:annotation math:encoding="StarMath 5.0">%omega^2_r={ln(2) cdot 4 cdot ln(2)} over r^2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sub>
          <math:mi>f</math:mi>
          <math:mi>r</math:mi>
        </math:msub>
      </math:msub>
      <math:mrow>
        <math:mrow>
          <math:mo math:stretchy="false">(</math:mo>
          <math:mi>f</math:mi>
          <math:mo math:stretchy="false">)</math:mo>
        </math:mrow>
        <math:mo math:stretchy="false">=</math:mo>
        <math:msup>
          <math:mi math:fontstyle="normal">e</math:mi>
          <math:mrow>
            <math:mrow>
              <math:mo math:stretchy="false">−</math:mo>
              <math:mtext/>
            </math:mrow>
            <math:mrow>
              <math:msup>
                <math:mrow>
                  <math:mo math:stretchy="false">(</math:mo>
                  <math:mrow>
                    <math:mrow>
                      <math:mn>2</math:mn>
                      <math:mo math:stretchy="false">⋅</math:mo>
                      <math:mo math:stretchy="false">π</math:mo>
                    </math:mrow>
                    <math:mo math:stretchy="false">⋅</math:mo>
                    <math:mi>f</math:mi>
                  </math:mrow>
                  <math:mo math:stretchy="false">)</math:mo>
                </math:mrow>
                <math:mn>2</math:mn>
              </math:msup>
              <math:mo math:stretchy="false">⋅</math:mo>
              <math:mfrac>
                <math:msup>
                  <math:mfenced math:open="" math:close="">
                    <math:mfrac>
                      <math:mrow>
                        <math:mi>ln</math:mi>
                        <math:mrow>
                          <math:mo math:stretchy="false">(</math:mo>
                          <math:mn>2</math:mn>
                          <math:mo math:stretchy="false">)</math:mo>
                        </math:mrow>
                      </math:mrow>
                      <math:mrow>
                        <math:mo math:stretchy="false">π</math:mo>
                        <math:mo math:stretchy="false">⋅</math:mo>
                        <math:msub>
                          <math:mi>f</math:mi>
                          <math:mi>r</math:mi>
                        </math:msub>
                      </math:mrow>
                    </math:mfrac>
                  </math:mfenced>
                  <math:mn>2</math:mn>
                </math:msup>
                <math:mrow>
                  <math:mrow>
                    <math:mn>4</math:mn>
                    <math:mo math:stretchy="false">⋅</math:mo>
                    <math:mi>ln</math:mi>
                  </math:mrow>
                  <math:mrow>
                    <math:mo math:stretchy="false">(</math:mo>
                    <math:mn>2</math:mn>
                    <math:mo math:stretchy="false">)</math:mo>
                  </math:mrow>
                </math:mrow>
              </math:mfrac>
            </math:mrow>
          </math:mrow>
        </math:msup>
      </math:mrow>
    </math:mrow>
    <math:annotation math:encoding="StarMath 5.0">g_{f_r}(f)=func e^{-%(2 cdot %pi cdot f)^2 cdot {left ( {ln(2)} over {%pi cdot f_r} right )^2 over {4 cdot ln(2)}}} 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sub>
          <math:mi>f</math:mi>
          <math:mi>r</math:mi>
        </math:msub>
      </math:msub>
      <math:mrow>
        <math:mrow>
          <math:mo math:stretchy="false">(</math:mo>
          <math:mi>f</math:mi>
          <math:mo math:stretchy="false">)</math:mo>
        </math:mrow>
        <math:mo math:stretchy="false">=</math:mo>
        <math:msup>
          <math:mi math:fontstyle="normal">e</math:mi>
          <math:mrow>
            <math:mo math:stretchy="false">−</math:mo>
            <math:mfrac>
              <math:mrow>
                <math:mrow>
                  <math:mrow>
                    <math:mrow>
                      <math:mn>4</math:mn>
                      <math:mo math:stretchy="false">⋅</math:mo>
                      <math:msup>
                        <math:mo math:stretchy="false">π</math:mo>
                        <math:mn>2</math:mn>
                      </math:msup>
                    </math:mrow>
                    <math:mo math:stretchy="false">⋅</math:mo>
                    <math:msup>
                      <math:mi>f</math:mi>
                      <math:mn>2</math:mn>
                    </math:msup>
                  </math:mrow>
                  <math:mo math:stretchy="false">⋅</math:mo>
                  <math:mi>ln</math:mi>
                </math:mrow>
                <math:msup>
                  <math:mrow>
                    <math:mo math:stretchy="false">(</math:mo>
                    <math:mn>2</math:mn>
                    <math:mo math:stretchy="false">)</math:mo>
                  </math:mrow>
                  <math:mn>2</math:mn>
                </math:msup>
              </math:mrow>
              <math:mrow>
                <math:mrow>
                  <math:mrow>
                    <math:mrow>
                      <math:msup>
                        <math:mo math:stretchy="false">π</math:mo>
                        <math:mn>2</math:mn>
                      </math:msup>
                      <math:mo math:stretchy="false">⋅</math:mo>
                      <math:msubsup>
                        <math:mi>f</math:mi>
                        <math:mi>r</math:mi>
                        <math:mn>2</math:mn>
                      </math:msubsup>
                    </math:mrow>
                    <math:mo math:stretchy="false">⋅</math:mo>
                    <math:mn>4</math:mn>
                  </math:mrow>
                  <math:mo math:stretchy="false">⋅</math:mo>
                  <math:mi>ln</math:mi>
                </math:mrow>
                <math:mrow>
                  <math:mo math:stretchy="false">(</math:mo>
                  <math:mn>2</math:mn>
                  <math:mo math:stretchy="false">)</math:mo>
                </math:mrow>
              </math:mrow>
            </math:mfrac>
          </math:mrow>
        </math:msup>
      </math:mrow>
    </math:mrow>
    <math:annotation math:encoding="StarMath 5.0">g_{f_r}(f)=func e^{-{{4 cdot %pi^2 cdot f^2 cdot ln(2)^2} over {%pi^2 cdot f_r^2 cdot 4 cdot ln(2)}}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b>
      <math:mi>r</math:mi>
      <math:mi>n</math:mi>
    </math:msub>
    <math:annotation math:encoding="StarMath 5.0">r_{n}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sub>
          <math:mi>f</math:mi>
          <math:mi>r</math:mi>
        </math:msub>
      </math:msub>
      <math:mrow>
        <math:mrow>
          <math:mo math:stretchy="false">(</math:mo>
          <math:mi>f</math:mi>
          <math:mo math:stretchy="false">)</math:mo>
        </math:mrow>
        <math:mo math:stretchy="false">=</math:mo>
        <math:msup>
          <math:mi math:fontstyle="normal">e</math:mi>
          <math:mrow>
            <math:mo math:stretchy="false">−</math:mo>
            <math:mfrac>
              <math:mrow>
                <math:mrow>
                  <math:msup>
                    <math:mi>f</math:mi>
                    <math:mn>2</math:mn>
                  </math:msup>
                  <math:mo math:stretchy="false">⋅</math:mo>
                  <math:mi>ln</math:mi>
                </math:mrow>
                <math:mrow>
                  <math:mo math:stretchy="false">(</math:mo>
                  <math:mn>2</math:mn>
                  <math:mo math:stretchy="false">)</math:mo>
                </math:mrow>
              </math:mrow>
              <math:msubsup>
                <math:mi>f</math:mi>
                <math:mi>r</math:mi>
                <math:mn>2</math:mn>
              </math:msubsup>
            </math:mfrac>
          </math:mrow>
        </math:msup>
      </math:mrow>
    </math:mrow>
    <math:annotation math:encoding="StarMath 5.0">g_{f_r}(f)=func e^{-{{f^2 cdot ln(2)} over {f_r^2}}}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G</math:mi>
      <math:mn>0</math:mn>
    </math:msub>
    <math:annotation math:encoding="StarMath 5.0">G_{0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table>
        <math:mtr>
          <math:mn>0</math:mn>
        </math:mtr>
        <math:mtr>
          <math:mn>0</math:mn>
        </math:mtr>
      </math:mtable>
    </math:mfenced>
    <math:annotation math:encoding="StarMath 5.0">left ( stack{0 # 0}  right ) 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I</math:mi>
      <math:mrow>
        <math:mi>'</math:mi>
        <math:mo math:stretchy="false">=</math:mo>
        <math:mrow>
          <math:mrow>
            <math:mi>I</math:mi>
            <math:mo math:stretchy="false">⋅</math:mo>
            <math:msub>
              <math:mi>P</math:mi>
              <math:mn>0</math:mn>
            </math:msub>
          </math:mrow>
          <math:mo math:stretchy="false">+</math:mo>
          <math:mrow>
            <math:mrow>
              <math:munderover>
                <math:mo math:stretchy="false">∑</math:mo>
                <math:mrow>
                  <math:mi>n</math:mi>
                  <math:mo math:stretchy="false">=</math:mo>
                  <math:mn>1</math:mn>
                </math:mrow>
                <math:mi>N</math:mi>
              </math:munderover>
              <math:mrow>
                <math:mo math:stretchy="false">(</math:mo>
                <math:mrow>
                  <math:mrow>
                    <math:mi>I</math:mi>
                    <math:mo math:stretchy="false">∗</math:mo>
                    <math:msub>
                      <math:mi>G</math:mi>
                      <math:mrow>
                        <math:mi>n</math:mi>
                        <math:mo math:stretchy="false">−</math:mo>
                        <math:mn>1</math:mn>
                      </math:mrow>
                    </math:msub>
                  </math:mrow>
                  <math:mo math:stretchy="false">−</math:mo>
                  <math:mrow>
                    <math:mi>I</math:mi>
                    <math:mo math:stretchy="false">∗</math:mo>
                    <math:msub>
                      <math:mi>G</math:mi>
                      <math:mi>n</math:mi>
                    </math:msub>
                  </math:mrow>
                </math:mrow>
                <math:mo math:stretchy="false">)</math:mo>
              </math:mrow>
            </math:mrow>
            <math:mo math:stretchy="false">⋅</math:mo>
            <math:msub>
              <math:mi>P</math:mi>
              <math:mi>n</math:mi>
            </math:msub>
          </math:mrow>
        </math:mrow>
      </math:mrow>
    </math:mrow>
    <math:annotation math:encoding="StarMath 5.0">I'=I cdot P_{0}+sum from{n=1} to{N} (I*G_{n-1}-I*G_{n}) cdot P_{n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i</math:mi>
      <math:mrow>
        <math:mi>'</math:mi>
        <math:mo math:stretchy="false">=</math:mo>
        <math:mrow>
          <math:mrow>
            <math:mi>i</math:mi>
            <math:mo math:stretchy="false">⋅</math:mo>
            <math:msub>
              <math:mi>P</math:mi>
              <math:mn>0</math:mn>
            </math:msub>
          </math:mrow>
          <math:mo math:stretchy="false">+</math:mo>
          <math:mrow>
            <math:mrow>
              <math:munderover>
                <math:mo math:stretchy="false">∑</math:mo>
                <math:mrow>
                  <math:mi>n</math:mi>
                  <math:mo math:stretchy="false">=</math:mo>
                  <math:mn>1</math:mn>
                </math:mrow>
                <math:mi>N</math:mi>
              </math:munderover>
              <math:mrow>
                <math:mo math:stretchy="false">(</math:mo>
                <math:mrow>
                  <math:mrow>
                    <math:mi>i</math:mi>
                    <math:mo math:stretchy="false">⋅</math:mo>
                    <math:msub>
                      <math:mi>g</math:mi>
                      <math:mrow>
                        <math:mi>n</math:mi>
                        <math:mo math:stretchy="false">−</math:mo>
                        <math:mn>1</math:mn>
                      </math:mrow>
                    </math:msub>
                  </math:mrow>
                  <math:mo math:stretchy="false">−</math:mo>
                  <math:mrow>
                    <math:mi>i</math:mi>
                    <math:mo math:stretchy="false">⋅</math:mo>
                    <math:msub>
                      <math:mi>g</math:mi>
                      <math:mi>n</math:mi>
                    </math:msub>
                  </math:mrow>
                </math:mrow>
                <math:mo math:stretchy="false">)</math:mo>
              </math:mrow>
            </math:mrow>
            <math:mo math:stretchy="false">⋅</math:mo>
            <math:msub>
              <math:mi>P</math:mi>
              <math:mi>n</math:mi>
            </math:msub>
          </math:mrow>
        </math:mrow>
      </math:mrow>
    </math:mrow>
    <math:annotation math:encoding="StarMath 5.0">i'=i cdot P_{0}+sum from{n=1} to{N} (i cdot g_{n-1}-i cdot g_{n}) cdot P_{n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ub>
      <math:mi>g</math:mi>
      <math:mi>n</math:mi>
    </math:msub>
    <math:annotation math:encoding="StarMath 5.0">g_{n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i</math:mi>
      <math:mrow>
        <math:mi>'</math:mi>
        <math:mo math:stretchy="false">=</math:mo>
        <math:mrow>
          <math:mi>i</math:mi>
          <math:mo math:stretchy="false">⋅</math:mo>
          <math:mrow>
            <math:mo math:stretchy="false">[</math:mo>
            <math:mrow>
              <math:msub>
                <math:mi>P</math:mi>
                <math:mn>0</math:mn>
              </math:msub>
              <math:mo math:stretchy="false">+</math:mo>
              <math:mrow>
                <math:mrow>
                  <math:munderover>
                    <math:mo math:stretchy="false">∑</math:mo>
                    <math:mrow>
                      <math:mi>n</math:mi>
                      <math:mo math:stretchy="false">=</math:mo>
                      <math:mn>1</math:mn>
                    </math:mrow>
                    <math:mi>N</math:mi>
                  </math:munderover>
                  <math:mrow>
                    <math:mo math:stretchy="false">(</math:mo>
                    <math:mrow>
                      <math:msub>
                        <math:mi>g</math:mi>
                        <math:mrow>
                          <math:mi>n</math:mi>
                          <math:mo math:stretchy="false">−</math:mo>
                          <math:mn>1</math:mn>
                        </math:mrow>
                      </math:msub>
                      <math:mo math:stretchy="false">−</math:mo>
                      <math:msub>
                        <math:mi>g</math:mi>
                        <math:mi>n</math:mi>
                      </math:msub>
                    </math:mrow>
                    <math:mo math:stretchy="false">)</math:mo>
                  </math:mrow>
                </math:mrow>
                <math:mo math:stretchy="false">⋅</math:mo>
                <math:msub>
                  <math:mi>P</math:mi>
                  <math:mi>n</math:mi>
                </math:msub>
              </math:mrow>
            </math:mrow>
            <math:mo math:stretchy="false">]</math:mo>
          </math:mrow>
        </math:mrow>
      </math:mrow>
    </math:mrow>
    <math:annotation math:encoding="StarMath 5.0">i'=i cdot [P_{0}+sum from{n=1} to{N} (g_{n-1}-g_{n}) cdot P_{n}]</math:annotation>
  </math:semantics>
</math:math>
</file>